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:dlig" svg:font-family="'Liberation Serif:dlig'" style:font-adornments="標準" style:font-family-generic="roman" style:font-pitch="variable"/>
    <style:font-face style:name="Meslo LG L DZ for Powerline" svg:font-family="'Meslo LG L DZ for Powerline'" style:font-adornments="標準" style:font-pitch="variable"/>
    <style:font-face style:name="华文宋体" svg:font-family="华文宋体" style:font-family-generic="system" style:font-pitch="variable"/>
    <style:font-face style:name="源樣黑體" svg:font-family="源樣黑體" style:font-adornments="標準" style:font-pitch="variable"/>
    <style:font-face style:name="翩翩體-繁" svg:font-family="翩翩體-繁" style:font-adornments="標準" style:font-pitch="variable"/>
    <style:font-face style:name="蘋果儷中黑" svg:font-family="蘋果儷中黑" style:font-adornments="標準" style:font-pitch="variable"/>
    <style:font-face style:name="魏碑-繁" svg:font-family="魏碑-繁" style:font-adornments="標準" style:font-pitch="variable"/>
  </office:font-face-decls>
  <office:automatic-styles>
    <style:style style:name="表格1" style:family="table">
      <style:table-properties style:width="18cm" table:align="center"/>
    </style:style>
    <style:style style:name="表格1.A" style:family="table-column">
      <style:table-column-properties style:column-width="3.598cm"/>
    </style:style>
    <style:style style:name="表格1.B" style:family="table-column">
      <style:table-column-properties style:column-width="3.6cm"/>
    </style:style>
    <style:style style:name="表格1.E" style:family="table-column">
      <style:table-column-properties style:column-width="3.602cm"/>
    </style:style>
    <style:style style:name="表格1.A1" style:family="table-cell">
      <style:table-cell-properties style:vertical-align="middle" fo:padding="0.049cm" fo:border="none"/>
    </style:style>
    <style:style style:name="表格3" style:family="table">
      <style:table-properties style:width="18.002cm" table:align="center"/>
    </style:style>
    <style:style style:name="表格3.A" style:family="table-column">
      <style:table-column-properties style:column-width="3.6cm"/>
    </style:style>
    <style:style style:name="表格3.B" style:family="table-column">
      <style:table-column-properties style:column-width="3.704cm"/>
    </style:style>
    <style:style style:name="表格3.C" style:family="table-column">
      <style:table-column-properties style:column-width="3.496cm"/>
    </style:style>
    <style:style style:name="表格3.E" style:family="table-column">
      <style:table-column-properties style:column-width="3.602cm"/>
    </style:style>
    <style:style style:name="表格3.A1" style:family="table-cell">
      <style:table-cell-properties style:vertical-align="middle" fo:padding="0.049cm" fo:border="none"/>
    </style:style>
    <style:style style:name="表格4" style:family="table">
      <style:table-properties style:width="18.002cm" table:align="center"/>
    </style:style>
    <style:style style:name="表格4.A" style:family="table-column">
      <style:table-column-properties style:column-width="3.6cm"/>
    </style:style>
    <style:style style:name="表格4.E" style:family="table-column">
      <style:table-column-properties style:column-width="3.602cm"/>
    </style:style>
    <style:style style:name="表格4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officeooo:paragraph-rsid="006d513d"/>
    </style:style>
    <style:style style:name="P2" style:family="paragraph" style:parent-style-name="Text_20_body">
      <style:paragraph-properties fo:text-align="center" style:justify-single-word="false"/>
      <style:text-properties fo:font-size="54pt" officeooo:paragraph-rsid="0078f53b" style:font-size-asian="54pt" style:font-size-complex="54pt"/>
    </style:style>
    <style:style style:name="P3" style:family="paragraph" style:parent-style-name="Text_20_body">
      <style:paragraph-properties fo:text-align="center" style:justify-single-word="false"/>
      <style:text-properties fo:font-size="54pt" officeooo:paragraph-rsid="008018f6" style:font-size-asian="54pt" style:font-size-complex="54pt"/>
    </style:style>
    <style:style style:name="P4" style:family="paragraph" style:parent-style-name="Text_20_body">
      <style:paragraph-properties fo:text-align="center" style:justify-single-word="false"/>
      <style:text-properties fo:font-size="54pt" officeooo:rsid="006d513d" officeooo:paragraph-rsid="008018f6" style:font-size-asian="54pt" style:font-size-complex="54pt"/>
    </style:style>
    <style:style style:name="P5" style:family="paragraph" style:parent-style-name="Text_20_body">
      <style:paragraph-properties fo:text-align="center" style:justify-single-word="false"/>
      <style:text-properties fo:font-size="54pt" officeooo:rsid="0079e9b3" officeooo:paragraph-rsid="008018f6" style:font-size-asian="54pt" style:font-size-complex="54pt"/>
    </style:style>
    <style:style style:name="P6" style:family="paragraph" style:parent-style-name="Text_20_body">
      <style:paragraph-properties fo:text-align="center" style:justify-single-word="false"/>
      <style:text-properties fo:font-size="54pt" officeooo:rsid="007f320b" officeooo:paragraph-rsid="008018f6" style:font-size-asian="54pt" style:font-size-complex="54pt"/>
    </style:style>
    <style:style style:name="P7" style:family="paragraph" style:parent-style-name="Text_20_body">
      <style:paragraph-properties fo:text-align="center" style:justify-single-word="false"/>
      <style:text-properties fo:font-size="54pt" officeooo:rsid="00756bc4" officeooo:paragraph-rsid="008018f6" style:font-size-asian="54pt" style:font-size-complex="54pt"/>
    </style:style>
    <style:style style:name="P8" style:family="paragraph" style:parent-style-name="Text_20_body">
      <style:paragraph-properties fo:text-align="center" style:justify-single-word="false"/>
      <style:text-properties fo:font-size="54pt" officeooo:rsid="0084c605" officeooo:paragraph-rsid="0084c605" style:font-size-asian="54pt" style:font-size-complex="54pt"/>
    </style:style>
    <style:style style:name="P9" style:family="paragraph" style:parent-style-name="Text_20_body">
      <style:paragraph-properties fo:text-align="center" style:justify-single-word="false"/>
      <style:text-properties fo:font-size="54pt" style:font-size-asian="54pt" style:font-size-complex="54pt"/>
    </style:style>
    <style:style style:name="P10" style:family="paragraph" style:parent-style-name="Text_20_body">
      <style:paragraph-properties fo:text-align="center" style:justify-single-word="false"/>
      <style:text-properties fo:font-size="54pt" officeooo:paragraph-rsid="00807284" style:font-size-asian="54pt" style:font-size-complex="54pt"/>
    </style:style>
    <style:style style:name="P11" style:family="paragraph" style:parent-style-name="Text_20_body">
      <style:paragraph-properties fo:text-align="center" style:justify-single-word="false"/>
      <style:text-properties fo:font-size="54pt" officeooo:rsid="006d513d" officeooo:paragraph-rsid="006d513d" style:font-size-asian="54pt" style:font-size-complex="54pt"/>
    </style:style>
    <style:style style:name="P12" style:family="paragraph" style:parent-style-name="Text_20_body">
      <style:paragraph-properties fo:text-align="center" style:justify-single-word="false"/>
      <style:text-properties fo:font-size="54pt" officeooo:rsid="00705529" officeooo:paragraph-rsid="00807284" style:font-size-asian="54pt" style:font-size-complex="54pt"/>
    </style:style>
    <style:style style:name="P13" style:family="paragraph" style:parent-style-name="河洛注音">
      <style:text-properties style:font-size-complex="54pt"/>
    </style:style>
    <style:style style:name="P14" style:family="paragraph" style:parent-style-name="河洛注音">
      <style:paragraph-properties fo:text-align="center" style:justify-single-word="false"/>
      <style:text-properties fo:font-size="16pt" officeooo:paragraph-rsid="008018f6" style:font-size-asian="16pt" style:font-size-complex="16pt"/>
    </style:style>
    <style:style style:name="T1" style:family="text">
      <style:text-properties officeooo:rsid="006bddcf"/>
    </style:style>
    <style:style style:name="T2" style:family="text">
      <style:text-properties officeooo:rsid="00775e5f"/>
    </style:style>
    <style:style style:name="Ru1" style:family="ruby">
      <style:ruby-properties style:ruby-align="center" style:ruby-position="below" loext:ruby-position="belo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聲母<text:span text:style-name="T1">15呼音</text:span></text:p>
      <table:table table:name="表格1" table:style-name="表格1">
        <table:table-column table:style-name="表格1.A"/>
        <table:table-column table:style-name="表格1.B" table:number-columns-repeated="3"/>
        <table:table-column table:style-name="表格1.E"/>
        <table:table-row table:style-name="TableLine140478161197296">
          <table:table-cell table:style-name="表格1.A1" office:value-type="string">
            <text:p text:style-name="P8"><text:ruby text:style-name="Ru1"><text:ruby-base>柳</text:ruby-base><text:ruby-text>l/n</text:ruby-text></text:ruby></text:p>
            <text:p text:style-name="河洛注音">ㄌ／ㄋ</text:p>
          </table:table-cell>
          <table:table-cell table:style-name="表格1.A1" office:value-type="string">
            <text:p text:style-name="P9"><text:ruby text:style-name="Ru1"><text:ruby-base>邊</text:ruby-base><text:ruby-text>p</text:ruby-text></text:ruby></text:p>
            <text:p text:style-name="河洛注音">ㄅ</text:p>
          </table:table-cell>
          <table:table-cell table:style-name="表格1.A1" office:value-type="string">
            <text:p text:style-name="P9"><text:ruby text:style-name="Ru1"><text:ruby-base>求</text:ruby-base><text:ruby-text>k</text:ruby-text></text:ruby></text:p>
            <text:p text:style-name="河洛注音">ㄍ</text:p>
          </table:table-cell>
          <table:table-cell table:style-name="表格1.A1" office:value-type="string">
            <text:p text:style-name="P9"><text:ruby text:style-name="Ru1"><text:ruby-base>去</text:ruby-base><text:ruby-text>kh</text:ruby-text></text:ruby></text:p>
            <text:p text:style-name="河洛注音">ㄎ</text:p>
          </table:table-cell>
          <table:table-cell table:style-name="表格1.A1" office:value-type="string">
            <text:p text:style-name="P9"><text:ruby text:style-name="Ru1"><text:ruby-base>地</text:ruby-base><text:ruby-text>t</text:ruby-text></text:ruby></text:p>
            <text:p text:style-name="河洛注音">ㄉ</text:p>
          </table:table-cell>
        </table:table-row>
        <table:table-row table:style-name="TableLine140478156571680">
          <table:table-cell table:style-name="表格1.A1" office:value-type="string">
            <text:p text:style-name="P9"><text:ruby text:style-name="Ru1"><text:ruby-base>頗</text:ruby-base><text:ruby-text>ph</text:ruby-text></text:ruby></text:p>
            <text:p text:style-name="河洛注音">ㄆ</text:p>
          </table:table-cell>
          <table:table-cell table:style-name="表格1.A1" office:value-type="string">
            <text:p text:style-name="P9"><text:ruby text:style-name="Ru1"><text:ruby-base>他</text:ruby-base><text:ruby-text>th</text:ruby-text></text:ruby></text:p>
            <text:p text:style-name="河洛注音">ㄊ</text:p>
          </table:table-cell>
          <table:table-cell table:style-name="表格1.A1" office:value-type="string">
            <text:p text:style-name="P9"><text:ruby text:style-name="Ru1"><text:ruby-base>曾</text:ruby-base><text:ruby-text>ch/chi</text:ruby-text></text:ruby></text:p>
            <text:p text:style-name="河洛注音">ㄗ／ㄐ</text:p>
          </table:table-cell>
          <table:table-cell table:style-name="表格1.A1" office:value-type="string">
            <text:p text:style-name="P9"><text:ruby text:style-name="Ru1"><text:ruby-base>入</text:ruby-base><text:ruby-text>j/ji</text:ruby-text></text:ruby></text:p>
            <text:p text:style-name="河洛注音">ㆡ／ㆢ</text:p>
          </table:table-cell>
          <table:table-cell table:style-name="表格1.A1" office:value-type="string">
            <text:p text:style-name="P9"><text:ruby text:style-name="Ru1"><text:ruby-base>時</text:ruby-base><text:ruby-text>s/si</text:ruby-text></text:ruby></text:p>
            <text:p text:style-name="河洛注音">ㄙ／ㄒ</text:p>
          </table:table-cell>
        </table:table-row>
        <table:table-row table:style-name="TableLine140478156539584">
          <table:table-cell table:style-name="表格1.A1" office:value-type="string">
            <text:p text:style-name="P2"><text:ruby text:style-name="Ru1"><text:ruby-base>英</text:ruby-base><text:ruby-text>_</text:ruby-text></text:ruby></text:p>
            <text:p text:style-name="河洛注音"/>
          </table:table-cell>
          <table:table-cell table:style-name="表格1.A1" office:value-type="string">
            <text:p text:style-name="P9"><text:ruby text:style-name="Ru1"><text:ruby-base>門</text:ruby-base><text:ruby-text>b/m</text:ruby-text></text:ruby></text:p>
            <text:p text:style-name="河洛注音">ㆠ／ㄇ</text:p>
          </table:table-cell>
          <table:table-cell table:style-name="表格1.A1" office:value-type="string">
            <text:p text:style-name="P9"><text:ruby text:style-name="Ru1"><text:ruby-base>語</text:ruby-base><text:ruby-text>g/ng</text:ruby-text></text:ruby></text:p>
            <text:p text:style-name="河洛注音">ㆣ／ㄫ</text:p>
          </table:table-cell>
          <table:table-cell table:style-name="表格1.A1" office:value-type="string">
            <text:p text:style-name="P9"><text:ruby text:style-name="Ru1"><text:ruby-base>出</text:ruby-base><text:ruby-text>chh/chhi</text:ruby-text></text:ruby></text:p>
            <text:p text:style-name="河洛注音">ㄘ／ㄑ</text:p>
          </table:table-cell>
          <table:table-cell table:style-name="表格1.A1" office:value-type="string">
            <text:p text:style-name="P11"><text:ruby text:style-name="Ru1"><text:ruby-base>喜</text:ruby-base><text:ruby-text>h</text:ruby-text></text:ruby></text:p>
            <text:p text:style-name="河洛注音">ㄏ</text:p>
          </table:table-cell>
        </table:table-row>
      </table:table>
      <text:p text:style-name="Title">韻母<text:span text:style-name="T1">5</text:span><text:span text:style-name="T2">0</text:span><text:span text:style-name="T1">母音</text:span></text:p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A"/>
        <table:table-column table:style-name="表格3.E"/>
        <table:table-row table:style-name="TableLine140478156570240">
          <table:table-cell table:style-name="表格3.A1" office:value-type="string">
            <text:p text:style-name="P12"><text:ruby text:style-name="Ru1"><text:ruby-base>君</text:ruby-base><text:ruby-text>un/ut</text:ruby-text></text:ruby></text:p>
            <text:p text:style-name="河洛注音">ㄨㄣ／ㄨㆵ</text:p>
          </table:table-cell>
          <table:table-cell table:style-name="表格3.A1" office:value-type="string">
            <text:p text:style-name="P10"><text:ruby text:style-name="Ru1"><text:ruby-base>堅</text:ruby-base><text:ruby-text>ian/iat</text:ruby-text></text:ruby></text:p>
            <text:p text:style-name="河洛注音">ㄧㄢ／ㄧㄚㆵ</text:p>
          </table:table-cell>
          <table:table-cell table:style-name="表格3.A1" office:value-type="string">
            <text:p text:style-name="P3"><text:ruby text:style-name="Ru1"><text:ruby-base>金</text:ruby-base><text:ruby-text>im/ip</text:ruby-text></text:ruby></text:p>
            <text:p text:style-name="河洛注音">ㄧㆬ／一ㆴ</text:p>
          </table:table-cell>
          <table:table-cell table:style-name="表格3.A1" office:value-type="string">
            <text:p text:style-name="P3"><text:ruby text:style-name="Ru1"><text:ruby-base>規</text:ruby-base><text:ruby-text>ui</text:ruby-text></text:ruby></text:p>
            <text:p text:style-name="河洛注音">ㄨㄧ</text:p>
          </table:table-cell>
          <table:table-cell table:style-name="表格3.A1" office:value-type="string">
            <text:p text:style-name="P3"><text:ruby text:style-name="Ru1"><text:ruby-base>嘉</text:ruby-base><text:ruby-text>ee/eeh</text:ruby-text></text:ruby></text:p>
            <text:p text:style-name="P13">ㄝ／ㄝㆷ</text:p>
          </table:table-cell>
        </table:table-row>
        <table:table-row table:style-name="TableLine140478156566784">
          <table:table-cell table:style-name="表格3.A1" office:value-type="string">
            <text:p text:style-name="P3"><text:ruby text:style-name="Ru1"><text:ruby-base>干</text:ruby-base><text:ruby-text>an/at</text:ruby-text></text:ruby></text:p>
            <text:p text:style-name="P14">ㄢ／ㄚㆵ</text:p>
          </table:table-cell>
          <table:table-cell table:style-name="表格3.A1" office:value-type="string">
            <text:p text:style-name="P3"><text:ruby text:style-name="Ru1"><text:ruby-base>公</text:ruby-base><text:ruby-text>ong/ok</text:ruby-text></text:ruby></text:p>
            <text:p text:style-name="P14">ㆲ／ㆦㆻ</text:p>
          </table:table-cell>
          <table:table-cell table:style-name="表格3.A1" office:value-type="string">
            <text:p text:style-name="P3"><text:ruby text:style-name="Ru1"><text:ruby-base>乖</text:ruby-base><text:ruby-text>oai/oaih</text:ruby-text></text:ruby></text:p>
            <text:p text:style-name="P14">ㄨㄞ／ㄨㄞㆷ</text:p>
          </table:table-cell>
          <table:table-cell table:style-name="表格3.A1" office:value-type="string">
            <text:p text:style-name="P3"><text:ruby text:style-name="Ru1"><text:ruby-base>經</text:ruby-base><text:ruby-text>eng/ek</text:ruby-text></text:ruby></text:p>
            <text:p text:style-name="河洛注音">ㄧㄥ／ㄧㆻ</text:p>
          </table:table-cell>
          <table:table-cell table:style-name="表格3.A1" office:value-type="string">
            <text:p text:style-name="P4"><text:ruby text:style-name="Ru1"><text:ruby-base>觀</text:ruby-base><text:ruby-text>oan/oat</text:ruby-text></text:ruby></text:p>
            <text:p text:style-name="河洛注音">ㄨㄢ／ㄨㄚㆵ</text:p>
          </table:table-cell>
        </table:table-row>
      </table:table>
      <table:table table:name="表格4" table:style-name="表格4">
        <table:table-column table:style-name="表格4.A" table:number-columns-repeated="4"/>
        <table:table-column table:style-name="表格4.E"/>
        <table:table-row table:style-name="TableLine140478156590768">
          <table:table-cell table:style-name="表格4.A1" office:value-type="string">
            <text:p text:style-name="P7"><text:ruby text:style-name="Ru1"><text:ruby-base>沽</text:ruby-base><text:ruby-text>o͘ /o͘h</text:ruby-text></text:ruby></text:p>
            <text:p text:style-name="河洛注音">ㆦ／ㆦㆷ</text:p>
          </table:table-cell>
          <table:table-cell table:style-name="表格4.A1" office:value-type="string">
            <text:p text:style-name="P3"><text:ruby text:style-name="Ru1"><text:ruby-base>嬌</text:ruby-base><text:ruby-text>iau/iauh</text:ruby-text></text:ruby></text:p>
            <text:p text:style-name="河洛注音">ㄧㄠ／ㄧㄠㆷ</text:p>
          </table:table-cell>
          <table:table-cell table:style-name="表格4.A1" office:value-type="string">
            <text:p text:style-name="P5"><text:ruby text:style-name="Ru1"><text:ruby-base>稽</text:ruby-base><text:ruby-text>ei</text:ruby-text></text:ruby></text:p>
            <text:p text:style-name="河洛注音">ㄟ</text:p>
          </table:table-cell>
          <table:table-cell table:style-name="表格4.A1" office:value-type="string">
            <text:p text:style-name="P3"><text:ruby text:style-name="Ru1"><text:ruby-base>恭</text:ruby-base><text:ruby-text>iong/iok</text:ruby-text></text:ruby></text:p>
            <text:p text:style-name="河洛注音">ㄧㆲ／ㄧㆦㆻ</text:p>
          </table:table-cell>
          <table:table-cell table:style-name="表格4.A1" office:value-type="string">
            <text:p text:style-name="P3"><text:ruby text:style-name="Ru1"><text:ruby-base>高</text:ruby-base><text:ruby-text>o/oh</text:ruby-text></text:ruby></text:p>
            <text:p text:style-name="河洛注音">ㄜ／ㄜㆷ</text:p>
          </table:table-cell>
        </table:table-row>
        <table:table-row table:style-name="TableLine140478157424768">
          <table:table-cell table:style-name="表格4.A1" office:value-type="string">
            <text:p text:style-name="P3"><text:ruby text:style-name="Ru1"><text:ruby-base>皆</text:ruby-base><text:ruby-text>ai</text:ruby-text></text:ruby></text:p>
            <text:p text:style-name="河洛注音">ㄞ</text:p>
          </table:table-cell>
          <table:table-cell table:style-name="表格4.A1" office:value-type="string">
            <text:p text:style-name="P3"><text:ruby text:style-name="Ru1"><text:ruby-base>巾</text:ruby-base><text:ruby-text>in/it</text:ruby-text></text:ruby></text:p>
            <text:p text:style-name="河洛注音">ㄧㄣ／ㄧㆵ</text:p>
          </table:table-cell>
          <table:table-cell table:style-name="表格4.A1" office:value-type="string">
            <text:p text:style-name="P3"><text:ruby text:style-name="Ru1"><text:ruby-base>姜</text:ruby-base><text:ruby-text>iang/iak</text:ruby-text></text:ruby></text:p>
            <text:p text:style-name="河洛注音">ㄧㄤ／ㄧㄚㆻ</text:p>
          </table:table-cell>
          <table:table-cell table:style-name="表格4.A1" office:value-type="string">
            <text:p text:style-name="P3"><text:ruby text:style-name="Ru1"><text:ruby-base>甘</text:ruby-base><text:ruby-text>am/ap</text:ruby-text></text:ruby></text:p>
            <text:p text:style-name="河洛注音">ㆰ／ㄚㆴ</text:p>
          </table:table-cell>
          <table:table-cell table:style-name="表格4.A1" office:value-type="string">
            <text:p text:style-name="P3"><text:ruby text:style-name="Ru1"><text:ruby-base>瓜</text:ruby-base><text:ruby-text>oa/oah</text:ruby-text></text:ruby></text:p>
            <text:p text:style-name="河洛注音">ㄨㄚ／ㄨㄚㆷ</text:p>
          </table:table-cell>
        </table:table-row>
        <table:table-row table:style-name="TableLine140478157415536">
          <table:table-cell table:style-name="表格4.A1" office:value-type="string">
            <text:p text:style-name="P3"><text:ruby text:style-name="Ru1"><text:ruby-base>江</text:ruby-base><text:ruby-text>ang/ak</text:ruby-text></text:ruby></text:p>
            <text:p text:style-name="河洛注音">ㄤ／ㄚㆻ</text:p>
          </table:table-cell>
          <table:table-cell table:style-name="表格4.A1" office:value-type="string">
            <text:p text:style-name="P3"><text:ruby text:style-name="Ru1"><text:ruby-base>兼</text:ruby-base><text:ruby-text>iam/iap</text:ruby-text></text:ruby></text:p>
            <text:p text:style-name="河洛注音">ㄧㆰ／ㄧㄚㆴ</text:p>
          </table:table-cell>
          <table:table-cell table:style-name="表格4.A1" office:value-type="string">
            <text:p text:style-name="P3"><text:ruby text:style-name="Ru1"><text:ruby-base>交</text:ruby-base><text:ruby-text>au/auh</text:ruby-text></text:ruby></text:p>
            <text:p text:style-name="河洛注音">ㄠ／ㄠㆷ</text:p>
          </table:table-cell>
          <table:table-cell table:style-name="表格4.A1" office:value-type="string">
            <text:p text:style-name="P3"><text:ruby text:style-name="Ru1"><text:ruby-base>迦</text:ruby-base><text:ruby-text>ia/iah</text:ruby-text></text:ruby></text:p>
            <text:p text:style-name="河洛注音">ㄧㄚ／ㄧㄚㆷ</text:p>
          </table:table-cell>
          <table:table-cell table:style-name="表格4.A1" office:value-type="string">
            <text:p text:style-name="P4"><text:ruby text:style-name="Ru1"><text:ruby-base>檜</text:ruby-base><text:ruby-text>oe/oeh</text:ruby-text></text:ruby></text:p>
            <text:p text:style-name="河洛注音">ㄨㆤ／ㄨㆤㆷ</text:p>
          </table:table-cell>
        </table:table-row>
        <text:soft-page-break/>
        <table:table-row table:style-name="TableLine140478157427184">
          <table:table-cell table:style-name="表格4.A1" office:value-type="string">
            <text:p text:style-name="P3"><text:ruby text:style-name="Ru1"><text:ruby-base>監</text:ruby-base><text:ruby-text>aⁿ/aⁿh</text:ruby-text></text:ruby></text:p>
            <text:p text:style-name="河洛注音">ㆩ／ㆩㆷ</text:p>
          </table:table-cell>
          <table:table-cell table:style-name="表格4.A1" office:value-type="string">
            <text:p text:style-name="P3"><text:ruby text:style-name="Ru1"><text:ruby-base>艍</text:ruby-base><text:ruby-text>u/uh</text:ruby-text></text:ruby></text:p>
            <text:p text:style-name="河洛注音">ㄨ／ㄨㆷ</text:p>
          </table:table-cell>
          <table:table-cell table:style-name="表格4.A1" office:value-type="string">
            <text:p text:style-name="P3"><text:ruby text:style-name="Ru1"><text:ruby-base>膠</text:ruby-base><text:ruby-text>a/ah</text:ruby-text></text:ruby></text:p>
            <text:p text:style-name="河洛注音">ㄚ／ㄚㆷ</text:p>
          </table:table-cell>
          <table:table-cell table:style-name="表格4.A1" office:value-type="string">
            <text:p text:style-name="P3"><text:ruby text:style-name="Ru1"><text:ruby-base>居</text:ruby-base><text:ruby-text>i/ih</text:ruby-text></text:ruby></text:p>
            <text:p text:style-name="河洛注音">ㄧ／ㄧㆷ</text:p>
          </table:table-cell>
          <table:table-cell table:style-name="表格4.A1" office:value-type="string">
            <text:p text:style-name="P4"><text:ruby text:style-name="Ru1"><text:ruby-base>ㄐ</text:ruby-base><text:ruby-text>iu</text:ruby-text></text:ruby></text:p>
            <text:p text:style-name="河洛注音">ㄧㄨ</text:p>
          </table:table-cell>
        </table:table-row>
        <table:table-row table:style-name="TableLine140478157427456">
          <table:table-cell table:style-name="表格4.A1" office:value-type="string">
            <text:p text:style-name="P3"><text:ruby text:style-name="Ru1"><text:ruby-base>更</text:ruby-base><text:ruby-text>eⁿ/eⁿh</text:ruby-text></text:ruby></text:p>
            <text:p text:style-name="河洛注音">ㆥ／ㆥㆷ</text:p>
          </table:table-cell>
          <table:table-cell table:style-name="表格4.A1" office:value-type="string">
            <text:p text:style-name="P3"><text:ruby text:style-name="Ru1"><text:ruby-base>褌</text:ruby-base><text:ruby-text>uiⁿ</text:ruby-text></text:ruby></text:p>
            <text:p text:style-name="河洛注音">ㄨㆪ</text:p>
          </table:table-cell>
          <table:table-cell table:style-name="表格4.A1" office:value-type="string">
            <text:p text:style-name="P3"><text:ruby text:style-name="Ru1"><text:ruby-base>茄</text:ruby-base><text:ruby-text>io/ioh</text:ruby-text></text:ruby></text:p>
            <text:p text:style-name="河洛注音">ㄧㄜ／ㄧㄜㆷ</text:p>
          </table:table-cell>
          <table:table-cell table:style-name="表格4.A1" office:value-type="string">
            <text:p text:style-name="P3"><text:ruby text:style-name="Ru1"><text:ruby-base>梔</text:ruby-base><text:ruby-text>iⁿ/iⁿh</text:ruby-text></text:ruby></text:p>
            <text:p text:style-name="河洛注音">ㆪ／ㆪㆷ</text:p>
          </table:table-cell>
          <table:table-cell table:style-name="表格4.A1" office:value-type="string">
            <text:p text:style-name="P4"><text:ruby text:style-name="Ru1"><text:ruby-base>薑</text:ruby-base><text:ruby-text>ioⁿ</text:ruby-text></text:ruby></text:p>
            <text:p text:style-name="河洛注音">ㄧㆧ</text:p>
          </table:table-cell>
        </table:table-row>
        <table:table-row table:style-name="TableLine140478157427728">
          <table:table-cell table:style-name="表格4.A1" office:value-type="string">
            <text:p text:style-name="P3"><text:ruby text:style-name="Ru1"><text:ruby-base>驚</text:ruby-base><text:ruby-text>iaⁿ</text:ruby-text></text:ruby></text:p>
            <text:p text:style-name="河洛注音">ㄧㆩ</text:p>
          </table:table-cell>
          <table:table-cell table:style-name="表格4.A1" office:value-type="string">
            <text:p text:style-name="P4"><text:ruby text:style-name="Ru1"><text:ruby-base>官</text:ruby-base><text:ruby-text>oaⁿ</text:ruby-text></text:ruby></text:p>
            <text:p text:style-name="河洛注音">ㄨㆩ</text:p>
          </table:table-cell>
          <table:table-cell table:style-name="表格4.A1" office:value-type="string">
            <text:p text:style-name="P3"><text:ruby text:style-name="Ru1"><text:ruby-base>鋼</text:ruby-base><text:ruby-text>ng</text:ruby-text></text:ruby></text:p>
            <text:p text:style-name="河洛注音">ㆭ</text:p>
          </table:table-cell>
          <table:table-cell table:style-name="表格4.A1" office:value-type="string">
            <text:p text:style-name="P3"><text:ruby text:style-name="Ru1"><text:ruby-base>伽</text:ruby-base><text:ruby-text>e/eh</text:ruby-text></text:ruby></text:p>
            <text:p text:style-name="河洛注音">ㆤ／ㆤㆷ</text:p>
          </table:table-cell>
          <table:table-cell table:style-name="表格4.A1" office:value-type="string">
            <text:p text:style-name="P4"><text:ruby text:style-name="Ru1"><text:ruby-base>閒</text:ruby-base><text:ruby-text>aiⁿ</text:ruby-text></text:ruby></text:p>
            <text:p text:style-name="河洛注音">ㆮ</text:p>
          </table:table-cell>
        </table:table-row>
        <table:table-row table:style-name="TableLine140478157428000">
          <table:table-cell table:style-name="表格4.A1" office:value-type="string">
            <text:p text:style-name="P3"><text:ruby text:style-name="Ru1"><text:ruby-base>姑</text:ruby-base><text:ruby-text>o͘ⁿ</text:ruby-text></text:ruby></text:p>
            <text:p text:style-name="河洛注音">ㆧ</text:p>
          </table:table-cell>
          <table:table-cell table:style-name="表格4.A1" office:value-type="string">
            <text:p text:style-name="P3"><text:ruby text:style-name="Ru1"><text:ruby-base>姆</text:ruby-base><text:ruby-text>m</text:ruby-text></text:ruby></text:p>
            <text:p text:style-name="河洛注音">ㆬ</text:p>
          </table:table-cell>
          <table:table-cell table:style-name="表格4.A1" office:value-type="string">
            <text:p text:style-name="P4"><text:ruby text:style-name="Ru1"><text:ruby-base>光</text:ruby-base><text:ruby-text>oang/oak</text:ruby-text></text:ruby></text:p>
            <text:p text:style-name="河洛注音">ㄨㄤ／ㄨㄚㆻ</text:p>
          </table:table-cell>
          <table:table-cell table:style-name="表格4.A1" office:value-type="string">
            <text:p text:style-name="P3"><text:ruby text:style-name="Ru1"><text:ruby-base>閂</text:ruby-base><text:ruby-text>oaiⁿ/oaiⁿh</text:ruby-text></text:ruby></text:p>
            <text:p text:style-name="河洛注音">ㄨㆮ／ㄨㆮㆷ</text:p>
          </table:table-cell>
          <table:table-cell table:style-name="表格4.A1" office:value-type="string">
            <text:p text:style-name="P6"><text:ruby text:style-name="Ru1"><text:ruby-base>糜</text:ruby-base><text:ruby-text>oeⁿ</text:ruby-text></text:ruby></text:p>
            <text:p text:style-name="河洛注音">ㄨㆥ</text:p>
          </table:table-cell>
        </table:table-row>
        <table:table-row table:style-name="TableLine140478157428784">
          <table:table-cell table:style-name="表格4.A1" office:value-type="string">
            <text:p text:style-name="P3"><text:ruby text:style-name="Ru1"><text:ruby-base>嘄</text:ruby-base><text:ruby-text>iauⁿ/iauⁿh</text:ruby-text></text:ruby></text:p>
            <text:p text:style-name="河洛注音">ㄧㆯ／ㄧㆯㆷ</text:p>
          </table:table-cell>
          <table:table-cell table:style-name="表格4.A1" office:value-type="string">
            <text:p text:style-name="P3"><text:ruby text:style-name="Ru1"><text:ruby-base>箴</text:ruby-base><text:ruby-text>om/op</text:ruby-text></text:ruby></text:p>
            <text:p text:style-name="河洛注音">ㆱ／ㆦㆴ</text:p>
          </table:table-cell>
          <table:table-cell table:style-name="表格4.A1" office:value-type="string">
            <text:p text:style-name="P3"><text:ruby text:style-name="Ru1"><text:ruby-base>爻</text:ruby-base><text:ruby-text>auⁿ</text:ruby-text></text:ruby></text:p>
            <text:p text:style-name="河洛注音">ㆯ</text:p>
          </table:table-cell>
          <table:table-cell table:style-name="表格4.A1" office:value-type="string">
            <text:p text:style-name="P3"><text:ruby text:style-name="Ru1"><text:ruby-base>扛</text:ruby-base><text:ruby-text>oⁿ/oⁿh</text:ruby-text></text:ruby></text:p>
            <text:p text:style-name="河洛注音">ㆧ／ㆧㆷ</text:p>
          </table:table-cell>
          <table:table-cell table:style-name="表格4.A1" office:value-type="string">
            <text:p text:style-name="P4"><text:ruby text:style-name="Ru1"><text:ruby-base>牛</text:ruby-base><text:ruby-text>iuⁿ</text:ruby-text></text:ruby></text:p>
            <text:p text:style-name="河洛注音">ㄧㆫ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:dlig" svg:font-family="'Liberation Serif:dlig'" style:font-adornments="標準" style:font-family-generic="roman" style:font-pitch="variable"/>
    <style:font-face style:name="Meslo LG L DZ for Powerline" svg:font-family="'Meslo LG L DZ for Powerline'" style:font-adornments="標準" style:font-pitch="variable"/>
    <style:font-face style:name="华文宋体" svg:font-family="华文宋体" style:font-family-generic="system" style:font-pitch="variable"/>
    <style:font-face style:name="源樣黑體" svg:font-family="源樣黑體" style:font-adornments="標準" style:font-pitch="variable"/>
    <style:font-face style:name="翩翩體-繁" svg:font-family="翩翩體-繁" style:font-adornments="標準" style:font-pitch="variable"/>
    <style:font-face style:name="蘋果儷中黑" svg:font-family="蘋果儷中黑" style:font-adornments="標準" style:font-pitch="variable"/>
    <style:font-face style:name="魏碑-繁" svg:font-family="魏碑-繁" style:font-adornments="標準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华文宋体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华文宋体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200%" style:register-true="true"/>
      <style:text-properties style:font-name="Liberation Serif:dlig" fo:font-family="'Liberation Serif:dlig'" style:font-style-name="標準" style:font-family-generic="roman" style:font-pitch="variable" fo:font-size="36pt" fo:letter-spacing="0.212cm" style:font-name-asian="翩翩體-繁" style:font-family-asian="翩翩體-繁" style:font-style-name-asian="標準" style:font-pitch-asian="variable" style:font-size-asian="36pt" style:language-asian="zh" style:country-asian="TW"/>
    </style:style>
    <style:style style:name="Heading" style:family="paragraph" style:parent-style-name="Standard" style:next-style-name="Text_20_body" style:class="text">
      <style:paragraph-properties fo:margin-top="0cm" fo:margin-bottom="0.55cm" style:contextual-spacing="false" fo:line-height="100%" fo:text-align="center" style:justify-single-word="false" fo:keep-with-next="always"/>
      <style:text-properties style:font-name="Liberation Sans" fo:font-family="'Liberation Sans'" style:font-family-generic="swiss" style:font-pitch="variable" fo:font-size="54pt" style:font-name-asian="魏碑-繁" style:font-family-asian="魏碑-繁" style:font-style-name-asian="標準" style:font-pitch-asian="variable" style:font-size-asian="5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河洛注音" style:class="text" style:master-page-name="">
      <style:paragraph-properties fo:margin-top="0.199cm" fo:margin-bottom="0cm" style:contextual-spacing="false" fo:line-height="100%" fo:orphans="0" fo:widows="0" style:register-true="false" style:page-number="auto" style:snap-to-layout-grid="false"/>
      <style:text-properties fo:font-size="32pt" fo:letter-spacing="normal" style:font-name-asian="魏碑-繁" style:font-family-asian="魏碑-繁" style:font-style-name-asian="標準" style:font-pitch-asian="variable" style:font-size-asian="32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华文宋体" style:font-family-asian="华文宋体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fo:break-before="page"/>
      <style:text-properties fo:font-size="48pt" fo:font-weight="bold" style:font-size-asian="4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河洛注音" style:family="paragraph" style:parent-style-name="Text_20_body">
      <style:paragraph-properties fo:text-align="center" style:justify-single-word="false"/>
      <style:text-properties fo:color="#536dfe" loext:opacity="100%" fo:font-size="16pt" fo:font-weight="bold" style:font-name-asian="源樣黑體" style:font-family-asian="源樣黑體" style:font-style-name-asian="標準" style:font-pitch-asian="variable" style:font-size-asian="16pt" style:font-weight-asian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color="#bf0041" loext:opacity="100%" style:font-name="Meslo LG L DZ for Powerline" fo:font-family="'Meslo LG L DZ for Powerline'" style:font-style-name="標準" style:font-pitch="variable" fo:font-size="16pt" style:text-underline-style="none" style:font-name-asian="蘋果儷中黑" style:font-family-asian="蘋果儷中黑" style:font-style-name-asian="標準" style:font-pitch-asian="variable" style:font-size-asian="16pt" style:font-size-complex="6pt" style:text-emphasize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1-16T19:38:58.550777048</meta:creation-date>
    <meta:editing-duration>PT7H21M28S</meta:editing-duration>
    <meta:editing-cycles>74</meta:editing-cycles>
    <meta:generator>LibreOffice/7.2.6.2$MacOSX_X86_64 LibreOffice_project/b0ec3a565991f7569a5a7f5d24fed7f52653d754</meta:generator>
    <dc:title>我的草稿</dc:title>
    <dc:date>2022-04-05T11:08:44.892712136</dc:date>
    <meta:print-date>2022-04-04T13:09:03.251623729</meta:print-date>
    <meta:document-statistic meta:table-count="3" meta:image-count="0" meta:object-count="0" meta:page-count="3" meta:paragraph-count="131" meta:word-count="298" meta:character-count="300" meta:non-whitespace-character-count="300"/>
    <meta:template xlink:type="simple" xlink:actuate="onRequest" xlink:title="我的草稿" xlink:href="../../../Library/Application%20Support/LibreOffice/4/user/template/我的草稿.ott" meta:date="2022-01-16T19:38:58.110721543"/>
  </office:meta>
</office:document-meta>
</file>